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385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8.617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033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7.54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8.772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10-21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Pierre Wieser 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188cm" svg:x="4.199cm" svg:y="13.596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4.737cm" svg:x="4.3cm" svg:y="14.20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3.7cm">
          <text:p text:style-name="P10"><text:span text:style-name="T8">OFA_T_ACCOUNT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FA_T_ACCOUNT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4.383cm" svg:x2="8.49cm" svg:y2="14.383cm">
          <text:p/>
        </draw:line>
        <draw:line draw:style-name="gr23" draw:text-style-name="P12" draw:layer="layout" svg:x1="8.901cm" svg:y1="19.6cm" svg:x2="8.901cm" svg:y2="14.4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9cm" svg:y1="21.7cm" svg:x2="9cm" svg:y2="14.4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cm" svg:y1="24.15cm" svg:x2="3.9cm" svg:y2="14.45cm">
          <text:p/>
        </draw:line>
        <draw:line draw:style-name="gr26" draw:text-style-name="P12" draw:layer="controls" svg:x1="3.903cm" svg:y1="14.45cm" svg:x2="4.303cm" svg:y2="14.4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</text:span><text:span text:style-name="T8">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</text:span><text:span text:style-name="T8">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FA_T_RATES_</text:span><text:span text:style-name="T8">VA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3.657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7.4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6.9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0.2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9.7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2cm" svg:y1="7.654cm" svg:x2="8.912cm" svg:y2="3.504cm">
          <text:p/>
        </draw:line>
        <draw:line draw:style-name="gr23" draw:text-style-name="P12" draw:layer="layout" svg:x1="9.011cm" svg:y1="10.354cm" svg:x2="9.011cm" svg:y2="3.504cm">
          <text:p/>
        </draw:line>
        <draw:line draw:style-name="gr23" draw:text-style-name="P12" draw:layer="layout" svg:x1="8.9cm" svg:y1="7.65cm" svg:x2="8.5cm" svg:y2="7.65cm">
          <text:p/>
        </draw:line>
        <draw:line draw:style-name="gr23" draw:text-style-name="P12" draw:layer="layout" svg:x1="9.015cm" svg:y1="10.368cm" svg:x2="8.515cm" svg:y2="10.368cm">
          <text:p/>
        </draw:line>
        <draw:line draw:style-name="gr21" draw:text-style-name="P12" draw:layer="layout" svg:x1="8.502cm" svg:y1="10.602cm" svg:x2="9.502cm" svg:y2="10.6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A_T_DOSSI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CURRENCY</text:span><text:span text:style-name="T7"><text:tab/></text:span><text:span text:style-name="T7">X(3)</text:span></text:p>
          <text:p text:style-name="P8"><text:span text:style-name="T7"><text:tab/></text:span><text:span text:style-name="T7">DOS_SLD_ACCOUNT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FA_T_DOSSIER_DO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169cm" svg:x="19.103cm" svg:y="20.451cm"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13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EN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5.6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6.52cm" svg:x2="24.303cm" svg:y2="26.52cm">
          <text:p/>
        </draw:line>
        <draw:g>
          <draw:line draw:style-name="gr23" draw:text-style-name="P12" draw:layer="layout" svg:x1="23.7cm" svg:y1="26.312cm" svg:x2="23.3cm" svg:y2="26.312cm">
            <text:p/>
          </draw:line>
          <draw:line draw:style-name="gr23" draw:text-style-name="P12" draw:layer="layout" svg:x1="23.7cm" svg:y1="26.319cm" svg:x2="23.7cm" svg:y2="20.847cm">
            <text:p/>
          </draw:line>
          <draw:line draw:style-name="gr24" draw:text-style-name="P12" draw:layer="layout" svg:x1="23.702cm" svg:y1="20.854cm" svg:x2="23.302cm" svg:y2="20.854cm">
            <text:p/>
          </draw:line>
        </draw:g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<text:tab/></text:span><text:span text:style-name="T7">LED_LABEL</text:span><text:span text:style-name="T7"><text:tab/></text:span><text:span text:style-name="T7">VX(256)</text:span></text:p>
          <text:p text:style-name="P8"><text:span text:style-name="T7"><text:tab/></text:span><text:span text:style-name="T7">LED_NOTES</text:span><text:span text:style-name="T7"><text:tab/></text:span><text:span text:style-name="T7">VX(4096)</text:span></text:p>
          <text:p text:style-name="P8"><text:span text:style-name="T7"><text:tab/></text:span><text:span text:style-name="T7">LED_UPD_USER</text:span><text:span text:style-name="T7"><text:tab/></text:span><text:span text:style-name="T7">VX(64)</text:span></text:p>
          <text:p text:style-name="P8"><text:span text:style-name="T7"><text:tab/></text:span><text:span text:style-name="T7">LED_UPD_STAMP</text:span><text:span text:style-name="T7"><text:tab/></text:span><text:span text:style-name="T7">TIMESTAMP</text:span></text:p>
          <text:p text:style-name="P8"><text:span text:style-name="T7"><text:tab/></text:span><text:span text:style-name="T7">LED_LAST_CLO</text:span><text:span text:style-name="T7"><text:tab/></text:span><text:span text:style-name="T7">DAT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A_T_LEDG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FA_T_LEDGERS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<text:tab/></text:span><text:span text:style-name="T7">PAM_LABEL</text:span><text:span text:style-name="T7"><text:tab/></text:span><text:span text:style-name="T7">VX(256)</text:span></text:p>
          <text:p text:style-name="P8"><text:span text:style-name="T7"><text:tab/></text:span><text:span text:style-name="T7">PAM_ACCOUNT</text:span><text:span text:style-name="T7"><text:tab/></text:span><text:span text:style-name="T7">VX(64)</text:span></text:p>
          <text:p text:style-name="P8"><text:span text:style-name="T7"><text:tab/></text:span><text:span text:style-name="T7">PAM_NOTES</text:span><text:span text:style-name="T7"><text:tab/></text:span><text:span text:style-name="T7">VX(4096)</text:span></text:p>
          <text:p text:style-name="P8"><text:span text:style-name="T7"><text:tab/></text:span><text:span text:style-name="T7">PAM_UPD_USER</text:span><text:span text:style-name="T7"><text:tab/></text:span><text:span text:style-name="T7">VX(64)</text:span></text:p>
          <text:p text:style-name="P8"><text:span text:style-name="T7"><text:tab/></text:span><text:span text:style-name="T7">PAM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FA_T_PAIMEAN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AM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PAM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FA_T_AUDI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IDS_KEY</text:span><text:span text:style-name="T7"><text:tab/></text:span><text:span text:style-name="T7">VX(254)</text:span></text:p>
          <text:p text:style-name="P8"><text:span text:style-name="T7"><text:tab/></text:span><text:span text:style-name="T7">DOS_IDS_LAST</text:span><text:span text:style-name="T7"><text:tab/></text:span><text:span text:style-name="T7">BIGIN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4.38cm" svg:x2="2.2cm" svg:y2="14.3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cm" svg:y1="8.95cm" svg:x2="3.4cm" svg:y2="1.3cm">
          <text:p/>
        </draw:line>
        <draw:line draw:style-name="gr25" draw:text-style-name="P12" draw:layer="layout" svg:x1="3.4cm" svg:y1="8.95cm" svg:x2="4.3cm" svg:y2="8.9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8cm" svg:x2="4.3cm" svg:y2="14.8cm">
          <text:p/>
        </draw:line>
        <draw:line draw:style-name="gr25" draw:text-style-name="P12" draw:layer="layout" svg:x1="3.3cm" svg:y1="14.8cm" svg:x2="3.3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1.9cm" svg:x2="18.102cm" svg:y2="1.4cm">
          <text:p/>
        </draw:line>
        <draw:line draw:style-name="gr25" draw:text-style-name="P12" draw:layer="layout" svg:x1="18.1cm" svg:y1="21.9cm" svg:x2="19.1cm" svg:y2="21.9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7.85cm" svg:x2="4.3cm" svg:y2="7.85cm">
          <text:p/>
        </draw:line>
        <draw:line draw:style-name="gr25" draw:text-style-name="P12" draw:layer="layout" svg:x1="2.7cm" svg:y1="7.85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85cm" svg:x2="19.1cm" svg:y2="20.8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cm" svg:y1="28.053cm" svg:x2="17.7cm" svg:y2="21.7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5cm" svg:y1="14.393cm" svg:x2="2.305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5cm" svg:y1="27.749cm" svg:x2="17.305cm" svg:y2="20.849cm">
          <text:p/>
        </draw:line>
        <draw:line draw:style-name="gr25" draw:text-style-name="P12" draw:layer="layout" svg:x1="17.7cm" svg:y1="21.7cm" svg:x2="19.1cm" svg:y2="21.7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55cm" svg:x2="19.1cm" svg:y2="22.55cm">
          <text:p/>
        </draw:line>
        <draw:line draw:style-name="gr25" draw:text-style-name="P12" draw:layer="layout" svg:x1="18.5cm" svg:y1="28.4cm" svg:x2="18.5cm" svg:y2="22.55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2.752cm" svg:x2="19.1cm" svg:y2="22.752cm">
          <text:p/>
        </draw:line>
        <draw:line draw:style-name="gr25" draw:text-style-name="P12" draw:layer="layout" svg:x1="16.91cm" svg:y1="22.75cm" svg:x2="16.91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4.85cm" svg:x2="19.1cm" svg:y2="24.85cm">
          <text:p/>
        </draw:line>
        <draw:line draw:style-name="gr25" draw:text-style-name="P12" draw:layer="layout" svg:x1="18.1cm" svg:y1="28.1cm" svg:x2="18.1cm" svg:y2="24.8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VA_T_FORM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VA_T_FORMS_B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VA_T_VERS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</text:span><text:span text:style-name="T10"><text:tab/></text:span><text:span text:style-name="T10">VX(256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</text:span><text:span text:style-name="T10"><text:tab/></text:span><text:span text:style-name="T10">VX(256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Pierre Wieser 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5T08:30:03.424215738</dc:date>
    <meta:editing-duration>P37DT14H15M2S</meta:editing-duration>
    <meta:editing-cycles>370</meta:editing-cycles>
    <meta:generator>LibreOffice/5.3.7.1$Linux_X86_64 LibreOffice_project/30$Build-1</meta:generator>
    <meta:document-statistic meta:object-count="341"/>
  </office:meta>
</office:document-meta>
</file>